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lipe De Leon - Payapang Daigdig</text:p>
      <text:p text:style-name="P1"/>
      <text:p text:style-name="P1"/>
      <text:p text:style-name="P1">[Intro]</text:p>
      <text:p text:style-name="P1">&lt;A&gt;-- &lt;A&gt;-- <text:s text:c="10"/>... ...</text:p>
      <text:p text:style-name="P1">&lt;A&gt;-- &lt;A&gt;-- <text:s text:c="10"/>... ...</text:p>
      <text:p text:style-name="P1"/>
      <text:p text:style-name="P1">[Verse]</text:p>
      <text:p text:style-name="P1">&lt;A&gt;-- --- <text:s text:c="12"/>Ang gabi'y payapa</text:p>
      <text:p text:style-name="P1">&lt;D&gt;-- &lt;Dm&gt;-- <text:s text:c="9"/>Lahat ay tahimik</text:p>
      <text:p text:style-name="P1">&lt;A&gt;-- &lt;F#m&gt;-- <text:s text:c="8"/>Pati mga tala</text:p>
      <text:p text:style-name="P1">&lt;B7&gt;-- &lt;E&gt;-- <text:s text:c="9"/>Sa bughaw na langit</text:p>
      <text:p text:style-name="P1"/>
      <text:p text:style-name="P1">&lt;A&gt;-- &lt;A7&gt;-- <text:s text:c="9"/>Kay hinhin ng hangin</text:p>
      <text:p text:style-name="P1">&lt;D&gt;-- --- <text:s text:c="12"/>Waring umiibig</text:p>
      <text:p text:style-name="P1">&lt;E&gt;-- --- <text:s text:c="12"/>Sa kapayapaan</text:p>
      <text:p text:style-name="P1">&lt;D&gt;- &lt;E&gt; &lt;A&gt;- &lt;A7&gt; <text:s text:c="3"/>Ng buong daigdig</text:p>
      <text:p text:style-name="P1"/>
      <text:p text:style-name="P1">[Chorus]</text:p>
      <text:p text:style-name="P1"><text:span text:style-name="T2">&lt;D&gt;--</text:span> --- <text:s text:c="12"/>Payapang panahon</text:p>
      <text:p text:style-name="P1">&lt;A&gt;-- <text:span text:style-name="T2">&lt;A7&gt;--</text:span> <text:s text:c="9"/>Ay diwa ng buhay</text:p>
      <text:p text:style-name="P1">&lt;D&gt;-- --- <text:s text:c="12"/>Biyaya ng Diyos</text:p>
      <text:p text:style-name="P1">&lt;A&gt;-- --- <text:s text:c="12"/>Sa sangkatauhan</text:p>
      <text:p text:style-name="P1"/>
      <text:p text:style-name="P1">&lt;A&gt;-- --- <text:s text:c="12"/>Ang gabi'y payapa</text:p>
      <text:p text:style-name="P1"><text:span text:style-name="T2">&lt;A7&gt;--</text:span> &lt;D&gt;-- <text:s text:c="9"/>Lahat ay tahimik</text:p>
      <text:p text:style-name="P1">&lt;D&gt;-- &lt;A&gt;-- <text:s text:c="10"/>Pati mga tala</text:p>
      <text:p text:style-name="P1">&lt;E7&gt;-- &lt;A&gt;-- <text:s text:c="9"/>Sa bughaw na langit</text:p>
      <text:p text:style-name="P1"/>
      <text:p text:style-name="P1">[Solo]</text:p>
      <text:p text:style-name="P1">&lt;A&gt;-- --- <text:s text:c="12"/>... ...</text:p>
      <text:p text:style-name="P1">&lt;D&gt;-- &lt;Dm&gt;-- <text:s text:c="9"/>... ...</text:p>
      <text:p text:style-name="P1">&lt;A&gt;-- &lt;F#m&gt;-- <text:s text:c="8"/>... ...</text:p>
      <text:p text:style-name="P1">&lt;B7&gt;-- &lt;E&gt;-- <text:s text:c="9"/>... ...</text:p>
      <text:p text:style-name="P1"/>
      <text:p text:style-name="P1">&lt;A&gt;-- &lt;A7&gt;-- <text:s text:c="9"/>... ...</text:p>
      <text:p text:style-name="P1">&lt;D&gt;-- --- <text:s text:c="12"/>... ...</text:p>
      <text:p text:style-name="P1">&lt;E&gt;-- --- <text:s text:c="12"/>... ...</text:p>
      <text:p text:style-name="P1">&lt;D&gt;- &lt;E&gt; &lt;A&gt;- &lt;A7&gt; <text:s text:c="3"/>... ...</text:p>
      <text:p text:style-name="P1"/>
      <text:p text:style-name="P1">[Chorus]</text:p>
      <text:p text:style-name="P1">&lt;D&gt;-- --- <text:s text:c="12"/>Payapang panahon</text:p>
      <text:p text:style-name="P1">&lt;A&gt;-- &lt;A7&gt;-- <text:s text:c="9"/>Ay diwa ng buhay</text:p>
      <text:p text:style-name="P1">&lt;D&gt;-- --- <text:s text:c="12"/>Biyaya ng Diyos</text:p>
      <text:p text:style-name="P1">&lt;A&gt;-- --- <text:s text:c="12"/>Sa sangkatauhan</text:p>
      <text:p text:style-name="P1"/>
      <text:p text:style-name="P1">&lt;A&gt;-- <text:span text:style-name="T2">---</text:span> <text:s text:c="12"/>Ang gabi'y payapa</text:p>
      <text:p text:style-name="P1">&lt;A7&gt;-- &lt;D&gt;-- <text:s text:c="9"/>Lahat ay tahimik</text:p>
      <text:p text:style-name="P1">&lt;D&gt;-- &lt;A&gt;-- <text:s text:c="10"/>Pati mga tala</text:p>
      <text:p text:style-name="P1">&lt;E7&gt;-- &lt;A&gt;-- <text:s text:c="9"/>Sa bughaw na lan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7:30:52.740351246</meta:creation-date>
    <dc:date>2024-03-30T15:27:07.888107932</dc:date>
    <meta:editing-duration>PT3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0" meta:word-count="175" meta:character-count="1269" meta:non-whitespace-character-count="796"/>
  </office:meta>
</office:document-meta>
</file>